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math xmlns="http://www.w3.org/1998/Math/MathML">
  <semantics>
    <mrow>
      <mrow>
        <mi>a</mi>
        <mi mathvariant="normal">∈</mi>
        <mi>G</mi>
      </mrow>
      <mi>,</mi>
      <mrow>
        <mi>b</mi>
        <mi mathvariant="normal">∈</mi>
        <mi>G</mi>
      </mrow>
      <mi>,</mi>
      <mrow>
        <mi>w</mi>
        <mi mathvariant="normal">∈</mi>
        <msub>
          <mi>P</mi>
          <mi>c</mi>
        </msub>
      </mrow>
      <mi>,</mi>
      <mrow>
        <mi>x</mi>
        <mi mathvariant="normal">∈</mi>
        <msub>
          <mi>P</mi>
          <mi>c</mi>
        </msub>
      </mrow>
      <mi>,</mi>
      <mrow>
        <mi>y</mi>
        <mi mathvariant="normal">∈</mi>
        <msub>
          <mi>P</mi>
          <mi>d</mi>
        </msub>
      </mrow>
      <mi>,</mi>
      <mrow>
        <mi>z</mi>
        <mi mathvariant="normal">∈</mi>
        <msub>
          <mi>P</mi>
          <mi>d</mi>
        </msub>
      </mrow>
      <mi>,</mi>
      <mrow>
        <mrow>
          <mrow>
            <mrow>
              <mo stretchy="false">(</mo>
              <mrow>
                <mi>a</mi>
                <mi mathvariant="normal">∪</mi>
                <mi>b</mi>
              </mrow>
              <mo stretchy="false">)</mo>
            </mrow>
            <mi mathvariant="normal">∩</mi>
            <mrow>
              <mo stretchy="false">(</mo>
              <mrow>
                <mi>w</mi>
                <mi mathvariant="normal">∪</mi>
                <mi>x</mi>
              </mrow>
              <mo stretchy="false">)</mo>
            </mrow>
          </mrow>
          <mi mathvariant="normal">∩</mi>
          <mrow>
            <mo stretchy="false">(</mo>
            <mrow>
              <mi>y</mi>
              <mi mathvariant="normal">∪</mi>
              <mi>z</mi>
            </mrow>
            <mo stretchy="false">)</mo>
          </mrow>
        </mrow>
        <mi mathvariant="normal">≠</mi>
        <mi mathvariant="normal">∅</mi>
      </mrow>
    </mrow>
    <annotation encoding="StarMath 5.0">a in G, b in G, w in P_{c} , x in P_{c}, y in P_{d}, z in P_{d}, (a union b) intersection (w union x) intersection (y union z) &lt;&gt; emptyset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is Wilke</meta:initial-creator>
    <meta:creation-date>2011-09-19T03:40:54</meta:creation-date>
    <meta:generator>OpenOffice.org/3.2$Unix OpenOffice.org_project/320m12$Build-9483</meta:generator>
  </office:meta>
</office:document-meta>
</file>